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6229in"/>
    </style:style>
    <style:style style:name="Table1.B" style:family="table-column">
      <style:table-column-properties style:column-width="4.3118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d7ea7"/>
    </style:style>
    <style:style style:name="P4" style:family="paragraph" style:parent-style-name="Text_20_body">
      <style:text-properties officeooo:rsid="0035ad6d" officeooo:paragraph-rsid="0035ad6d"/>
    </style:style>
    <style:style style:name="P5" style:family="paragraph" style:parent-style-name="Text_20_body">
      <style:text-properties officeooo:paragraph-rsid="005214bb"/>
    </style:style>
    <style:style style:name="P6" style:family="paragraph" style:parent-style-name="Text_20_body">
      <style:text-properties officeooo:paragraph-rsid="007232a7"/>
    </style:style>
    <style:style style:name="P7" style:family="paragraph" style:parent-style-name="Text_20_body">
      <style:text-properties fo:font-weight="bold" officeooo:rsid="0019b638" officeooo:paragraph-rsid="007232a7" style:font-weight-asian="bold" style:font-weight-complex="bold"/>
    </style:style>
    <style:style style:name="P8" style:family="paragraph" style:parent-style-name="Text_20_body">
      <style:paragraph-properties fo:margin-top="0in" fo:margin-bottom="0in" style:contextual-spacing="false"/>
    </style:style>
    <style:style style:name="P9" style:family="paragraph" style:parent-style-name="Text_20_body">
      <style:paragraph-properties fo:margin-top="0in" fo:margin-bottom="0in" style:contextual-spacing="false"/>
      <style:text-properties fo:font-weight="bold" style:font-weight-asian="bold" style:font-weight-complex="bold"/>
    </style:style>
    <style:style style:name="P10"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1" style:family="paragraph" style:parent-style-name="Text_20_body">
      <style:paragraph-properties fo:margin-top="0in" fo:margin-bottom="0in" style:contextual-spacing="false"/>
      <style:text-properties officeooo:rsid="004ea108" officeooo:paragraph-rsid="004ea108"/>
    </style:style>
    <style:style style:name="P12" style:family="paragraph" style:parent-style-name="Text_20_body">
      <style:paragraph-properties fo:margin-top="0in" fo:margin-bottom="0in" style:contextual-spacing="false"/>
      <style:text-properties officeooo:rsid="00500498" officeooo:paragraph-rsid="00500498"/>
    </style:style>
    <style:style style:name="P13" style:family="paragraph" style:parent-style-name="Footnote">
      <style:text-properties officeooo:rsid="005214bb" officeooo:paragraph-rsid="005214bb"/>
    </style:style>
    <style:style style:name="P14" style:family="paragraph" style:parent-style-name="Footnote">
      <style:text-properties officeooo:rsid="00500498" officeooo:paragraph-rsid="00133b57"/>
    </style:style>
    <style:style style:name="P15" style:family="paragraph" style:parent-style-name="Footnote">
      <style:text-properties officeooo:rsid="00203ea6" officeooo:paragraph-rsid="00203ea6"/>
    </style:style>
    <style:style style:name="P16" style:family="paragraph" style:parent-style-name="Text_20_body">
      <style:paragraph-properties fo:margin-left="0.4925in" fo:margin-right="0in" fo:text-indent="0in" style:auto-text-indent="false"/>
      <style:text-properties officeooo:paragraph-rsid="005214bb"/>
    </style:style>
    <style:style style:name="P17"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18" style:family="paragraph" style:parent-style-name="Text_20_body" style:list-style-name="L1">
      <style:text-properties officeooo:paragraph-rsid="001c907a"/>
    </style:style>
    <style:style style:name="P19" style:family="paragraph" style:parent-style-name="Text_20_body" style:list-style-name="L1">
      <style:text-properties officeooo:rsid="00500498" officeooo:paragraph-rsid="00500498"/>
    </style:style>
    <style:style style:name="P20" style:family="paragraph" style:parent-style-name="Text_20_body" style:list-style-name="L1">
      <style:text-properties officeooo:rsid="005187e0" officeooo:paragraph-rsid="005187e0"/>
    </style:style>
    <style:style style:name="P21" style:family="paragraph" style:parent-style-name="Text_20_body">
      <style:text-properties officeooo:paragraph-rsid="009a453e"/>
    </style:style>
    <style:style style:name="P22" style:family="paragraph" style:parent-style-name="Text_20_body">
      <style:text-properties officeooo:rsid="0014fce0" officeooo:paragraph-rsid="009a453e"/>
    </style:style>
    <style:style style:name="P23" style:family="paragraph" style:parent-style-name="Text_20_body">
      <style:paragraph-properties fo:margin-top="0in" fo:margin-bottom="0in" style:contextual-spacing="false"/>
      <style:text-properties fo:font-weight="bold" officeooo:rsid="0094e5fb" officeooo:paragraph-rsid="0094e5fb" style:font-weight-asian="bold" style:font-weight-complex="bold"/>
    </style:style>
    <style:style style:name="P24" style:family="paragraph" style:parent-style-name="Text_20_body">
      <style:paragraph-properties fo:margin-top="0in" fo:margin-bottom="0in" style:contextual-spacing="false"/>
      <style:text-properties fo:font-weight="bold" officeooo:paragraph-rsid="00962d47" style:font-weight-asian="bold" style:font-weight-complex="bold"/>
    </style:style>
    <style:style style:name="P25" style:family="paragraph" style:parent-style-name="Text_20_body">
      <style:paragraph-properties fo:margin-top="0in" fo:margin-bottom="0in" style:contextual-spacing="false"/>
      <style:text-properties officeooo:rsid="0094e5fb" officeooo:paragraph-rsid="0094e5fb"/>
    </style:style>
    <style:style style:name="P26" style:family="paragraph" style:parent-style-name="Text_20_body">
      <style:paragraph-properties fo:margin-top="0in" fo:margin-bottom="0.1in" style:contextual-spacing="false"/>
      <style:text-properties officeooo:paragraph-rsid="004d7ea7"/>
    </style:style>
    <style:style style:name="P27" style:family="paragraph" style:parent-style-name="Text_20_body">
      <style:paragraph-properties fo:margin-left="0.4925in" fo:margin-right="0in" fo:text-indent="0in" style:auto-text-indent="false"/>
      <style:text-properties officeooo:rsid="0019b638" officeooo:paragraph-rsid="005214bb"/>
    </style:style>
    <style:style style:name="P28" style:family="paragraph" style:parent-style-name="Heading_20_1">
      <style:paragraph-properties fo:text-align="end" style:justify-single-word="false"/>
    </style:style>
    <style:style style:name="P29" style:family="paragraph" style:parent-style-name="Heading_20_1">
      <style:text-properties officeooo:rsid="004906d7" officeooo:paragraph-rsid="009a453e"/>
    </style:style>
    <style:style style:name="P30" style:family="paragraph" style:parent-style-name="Heading_20_1">
      <style:text-properties fo:color="#000000" officeooo:paragraph-rsid="00893e6c"/>
    </style:style>
    <style:style style:name="P31" style:family="paragraph" style:parent-style-name="Heading_20_1">
      <style:paragraph-properties fo:text-align="end" style:justify-single-word="false"/>
      <style:text-properties fo:font-size="20pt" fo:font-weight="bold" style:font-size-asian="20pt" style:font-weight-asian="bold" style:font-size-complex="20pt" style:font-weight-complex="bold"/>
    </style:style>
    <style:style style:name="P32" style:family="paragraph" style:parent-style-name="Heading_20_1" style:master-page-name="First_20_Page">
      <style:paragraph-properties style:page-number="auto"/>
      <style:text-properties officeooo:rsid="004d3bdf" officeooo:paragraph-rsid="004d3bdf"/>
    </style:style>
    <style:style style:name="P33" style:family="paragraph" style:parent-style-name="Footnote">
      <style:text-properties officeooo:rsid="009a453e" officeooo:paragraph-rsid="009a453e"/>
    </style:style>
    <style:style style:name="T1" style:family="text">
      <style:text-properties officeooo:rsid="006ea3ee"/>
    </style:style>
    <style:style style:name="T2" style:family="text">
      <style:text-properties officeooo:rsid="0087de65"/>
    </style:style>
    <style:style style:name="T3" style:family="text">
      <style:text-properties officeooo:rsid="003f1659"/>
    </style:style>
    <style:style style:name="T4" style:family="text">
      <style:text-properties officeooo:rsid="003bd107"/>
    </style:style>
    <style:style style:name="T5" style:family="text">
      <style:text-properties officeooo:rsid="00327710"/>
    </style:style>
    <style:style style:name="T6" style:family="text">
      <style:text-properties officeooo:rsid="0039216c"/>
    </style:style>
    <style:style style:name="T7" style:family="text">
      <style:text-properties officeooo:rsid="003c9565"/>
    </style:style>
    <style:style style:name="T8" style:family="text">
      <style:text-properties officeooo:rsid="003fc41e"/>
    </style:style>
    <style:style style:name="T9" style:family="text">
      <style:text-properties fo:font-weight="bold" style:font-weight-asian="bold" style:font-weight-complex="bold"/>
    </style:style>
    <style:style style:name="T10" style:family="text">
      <style:text-properties fo:font-weight="bold" officeooo:rsid="00155429" style:font-weight-asian="bold" style:font-weight-complex="bold"/>
    </style:style>
    <style:style style:name="T11" style:family="text">
      <style:text-properties fo:font-weight="bold" officeooo:rsid="001b2472" style:font-weight-asian="bold" style:font-weight-complex="bold"/>
    </style:style>
    <style:style style:name="T12" style:family="text">
      <style:text-properties fo:font-weight="bold" officeooo:rsid="001c907a" style:font-weight-asian="bold" style:font-weight-complex="bold"/>
    </style:style>
    <style:style style:name="T13" style:family="text">
      <style:text-properties fo:font-weight="bold" officeooo:rsid="001d2f14" style:font-weight-asian="bold" style:font-weight-complex="bold"/>
    </style:style>
    <style:style style:name="T14" style:family="text">
      <style:text-properties officeooo:rsid="00194579"/>
    </style:style>
    <style:style style:name="T15" style:family="text">
      <style:text-properties officeooo:rsid="0019b638"/>
    </style:style>
    <style:style style:name="T16" style:family="text">
      <style:text-properties officeooo:rsid="001b2472"/>
    </style:style>
    <style:style style:name="T17" style:family="text">
      <style:text-properties fo:font-weight="normal" officeooo:rsid="001b2472" style:font-weight-asian="normal" style:font-weight-complex="normal"/>
    </style:style>
    <style:style style:name="T18" style:family="text">
      <style:text-properties fo:font-weight="normal" officeooo:rsid="001c907a" style:font-weight-asian="normal" style:font-weight-complex="normal"/>
    </style:style>
    <style:style style:name="T19" style:family="text">
      <style:text-properties fo:font-weight="normal" officeooo:rsid="001d2f14" style:font-weight-asian="normal" style:font-weight-complex="normal"/>
    </style:style>
    <style:style style:name="T20" style:family="text">
      <style:text-properties fo:font-weight="normal" officeooo:rsid="001f3e28" style:font-weight-asian="normal" style:font-weight-complex="normal"/>
    </style:style>
    <style:style style:name="T21" style:family="text">
      <style:text-properties fo:font-weight="normal" officeooo:rsid="0020273c" style:font-weight-asian="normal" style:font-weight-complex="normal"/>
    </style:style>
    <style:style style:name="T22" style:family="text">
      <style:text-properties fo:font-weight="normal" officeooo:rsid="00203ea6" style:font-weight-asian="normal" style:font-weight-complex="normal"/>
    </style:style>
    <style:style style:name="T23" style:family="text">
      <style:text-properties fo:font-weight="normal" officeooo:rsid="00215fe5" style:font-weight-asian="normal" style:font-weight-complex="normal"/>
    </style:style>
    <style:style style:name="T24" style:family="text">
      <style:text-properties fo:font-weight="normal" officeooo:rsid="00234e6d" style:font-weight-asian="normal" style:font-weight-complex="normal"/>
    </style:style>
    <style:style style:name="T25" style:family="text">
      <style:text-properties fo:font-weight="normal" officeooo:rsid="00236645" style:font-weight-asian="normal" style:font-weight-complex="normal"/>
    </style:style>
    <style:style style:name="T26" style:family="text">
      <style:text-properties fo:font-weight="normal" officeooo:rsid="002b1d08" style:font-weight-asian="normal" style:font-weight-complex="normal"/>
    </style:style>
    <style:style style:name="T27" style:family="text">
      <style:text-properties fo:font-weight="normal" officeooo:rsid="002b2699" style:font-weight-asian="normal" style:font-weight-complex="normal"/>
    </style:style>
    <style:style style:name="T28" style:family="text">
      <style:text-properties fo:font-weight="normal" officeooo:rsid="0035ad6d" style:font-weight-asian="normal" style:font-weight-complex="normal"/>
    </style:style>
    <style:style style:name="T29" style:family="text">
      <style:text-properties fo:font-weight="normal" officeooo:rsid="003a466a" style:font-weight-asian="normal" style:font-weight-complex="normal"/>
    </style:style>
    <style:style style:name="T30" style:family="text">
      <style:text-properties fo:font-weight="normal" officeooo:rsid="00729447" style:font-weight-asian="normal" style:font-weight-complex="normal"/>
    </style:style>
    <style:style style:name="T31" style:family="text">
      <style:text-properties fo:font-weight="normal" officeooo:rsid="008602c2" style:font-weight-asian="normal" style:font-weight-complex="normal"/>
    </style:style>
    <style:style style:name="T32" style:family="text">
      <style:text-properties fo:font-weight="normal" officeooo:rsid="0087de65" style:font-weight-asian="normal" style:font-weight-complex="normal"/>
    </style:style>
    <style:style style:name="T33" style:family="text">
      <style:text-properties fo:font-weight="normal" officeooo:rsid="0088c043" style:font-weight-asian="normal" style:font-weight-complex="normal"/>
    </style:style>
    <style:style style:name="T34" style:family="text">
      <style:text-properties fo:font-weight="normal" officeooo:rsid="0090d367" style:font-weight-asian="normal" style:font-weight-complex="normal"/>
    </style:style>
    <style:style style:name="T35" style:family="text">
      <style:text-properties fo:font-weight="normal" officeooo:rsid="009841be" style:font-weight-asian="normal" style:font-weight-complex="normal"/>
    </style:style>
    <style:style style:name="T36" style:family="text">
      <style:text-properties officeooo:rsid="0031acab"/>
    </style:style>
    <style:style style:name="T37" style:family="text">
      <style:text-properties officeooo:rsid="00331a82"/>
    </style:style>
    <style:style style:name="T38" style:family="text">
      <style:text-properties officeooo:rsid="003c007c"/>
    </style:style>
    <style:style style:name="T39" style:family="text">
      <style:text-properties officeooo:rsid="004d7ea7"/>
    </style:style>
    <style:style style:name="T40" style:family="text">
      <style:text-properties officeooo:rsid="005210fa"/>
    </style:style>
    <style:style style:name="T41" style:family="text">
      <style:text-properties officeooo:rsid="005214bb"/>
    </style:style>
    <style:style style:name="T42" style:family="text">
      <style:text-properties fo:color="#000000" officeooo:rsid="004c343a"/>
    </style:style>
    <style:style style:name="T43" style:family="text">
      <style:text-properties fo:color="#000000" officeooo:rsid="00893e6c"/>
    </style:style>
    <style:style style:name="T44" style:family="text">
      <style:text-properties fo:color="#000000" officeooo:rsid="00198afe"/>
    </style:style>
    <style:style style:name="T45" style:family="text">
      <style:text-properties fo:color="#000000" officeooo:rsid="009841be"/>
    </style:style>
    <style:style style:name="T46" style:family="text">
      <style:text-properties fo:color="#000000" officeooo:rsid="008602c2"/>
    </style:style>
    <style:style style:name="T47" style:family="text">
      <style:text-properties fo:color="#000000" officeooo:rsid="009a453e"/>
    </style:style>
    <style:style style:name="T48" style:family="text">
      <style:text-properties fo:color="#000000" officeooo:rsid="009b1a17"/>
    </style:style>
    <style:style style:name="T49" style:family="text">
      <style:text-properties fo:color="#000000" officeooo:rsid="009bb181"/>
    </style:style>
    <style:style style:name="T50" style:family="text">
      <style:text-properties officeooo:rsid="005655c1"/>
    </style:style>
    <style:style style:name="T51" style:family="text">
      <style:text-properties officeooo:rsid="006787bc"/>
    </style:style>
    <style:style style:name="T52" style:family="text">
      <style:text-properties officeooo:rsid="0068eacb"/>
    </style:style>
    <style:style style:name="T53" style:family="text">
      <style:text-properties fo:color="#dd4814" officeooo:rsid="0068eacb"/>
    </style:style>
    <style:style style:name="T54" style:family="text">
      <style:text-properties fo:color="#dd4814" officeooo:rsid="005655c1"/>
    </style:style>
    <style:style style:name="T55" style:family="text">
      <style:text-properties fo:color="#dd4814" officeooo:rsid="00893e6c"/>
    </style:style>
    <style:style style:name="T56" style:family="text">
      <style:text-properties officeooo:rsid="00703100"/>
    </style:style>
    <style:style style:name="T57" style:family="text">
      <style:text-properties officeooo:rsid="00731bfb"/>
    </style:style>
    <style:style style:name="T58" style:family="text">
      <style:text-properties officeooo:rsid="0073af82"/>
    </style:style>
    <style:style style:name="T59" style:family="text">
      <style:text-properties officeooo:rsid="0082e140"/>
    </style:style>
    <style:style style:name="T60" style:family="text">
      <style:text-properties officeooo:rsid="008602c2"/>
    </style:style>
    <style:style style:name="T61" style:family="text">
      <style:text-properties officeooo:rsid="00198afe"/>
    </style:style>
    <style:style style:name="T62" style:family="text">
      <style:text-properties officeooo:rsid="008e67ef"/>
    </style:style>
    <style:style style:name="T63" style:family="text">
      <style:text-properties officeooo:rsid="00936fb9"/>
    </style:style>
    <style:style style:name="T64" style:family="text">
      <style:text-properties officeooo:rsid="0094e5fb"/>
    </style:style>
    <style:style style:name="T65" style:family="text">
      <style:text-properties officeooo:rsid="00962d47"/>
    </style:style>
    <style:style style:name="T66" style:family="text">
      <style:text-properties officeooo:rsid="0096756f"/>
    </style:style>
    <style:style style:name="T67" style:family="text">
      <style:text-properties officeooo:rsid="009841be"/>
    </style:style>
    <style:style style:name="T68" style:family="text">
      <style:text-properties officeooo:rsid="0099f29d"/>
    </style:style>
    <style:style style:name="T69" style:family="text">
      <style:text-properties officeooo:rsid="009b1a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Overview</text:h>
      <text:p text:style-name="P26"><text:span text:style-name="T3">Nexus Web Meet provides reliable and sophisticated </text:span>group collaboration using <text:span text:style-name="T4">internet-connected desktop computers, laptops and some </text:span>table<text:span text:style-name="T4">ts</text:span>. <text:span text:style-name="T5">Much like a traditional conference center, Nexus Web Meet provides users with a dedicated and private meeting location inside a secure space that is flexible enough to accommodate many types of meeting and collaboration needs. In contrast to a brick-and-mortar location, Nexus Web Meet allows meeting attendees to participate from any geographic location at all using basic internet-connected devices.</text:span><text:span text:style-name="T5"><text:note text:id="ftn1" text:note-class="footnote"><text:note-citation>1</text:note-citation><text:note-body><text:p text:style-name="P13">See <text:a xlink:type="simple" xlink:href="http://northbridgetech.org/downloads/Whitepaper_NexusSystemReq.pdf"><text:span text:style-name="T53">Technical Specifications</text:span></text:a> for <text:span text:style-name="T52">details</text:span> about the devices that are required to connect to a web conference: http://northbridgetech.org/download<text:span text:style-name="T51">s</text:span>/<text:span text:style-name="T62">Whitepaper_NexusSystemReq</text:span>.pdf</text:p></text:note-body></text:note></text:span></text:p>
      <table:table table:name="Table1" table:style-name="Table1">
        <table:table-column table:style-name="Table1.A"/>
        <table:table-column table:style-name="Table1.B"/>
        <table:table-row>
          <table:table-cell table:style-name="Table1.A1" office:value-type="string">
            <text:p text:style-name="P24"><text:span text:style-name="T36">Digital</text:span> <text:span text:style-name="T15">A</text:span>udio</text:p>
          </table:table-cell>
          <table:table-cell table:style-name="Table1.A1" office:value-type="string">
            <text:p text:style-name="P8">Talk and listen over the internet with a digital voice quality that <text:span text:style-name="T36">is higher than</text:span> typical cell phone meeting lines.</text:p>
          </table:table-cell>
        </table:table-row>
        <table:table-row>
          <table:table-cell table:style-name="Table1.A1" office:value-type="string">
            <text:p text:style-name="P9">Video Camera</text:p>
          </table:table-cell>
          <table:table-cell table:style-name="Table1.A1" office:value-type="string">
            <text:p text:style-name="P8">Get the face-to-face experience with dedicated video feed for every meeting attendee.</text:p>
          </table:table-cell>
        </table:table-row>
        <table:table-row>
          <table:table-cell table:style-name="Table1.A1" office:value-type="string">
            <text:p text:style-name="P9">Presentations</text:p>
          </table:table-cell>
          <table:table-cell table:style-name="Table1.A1" office:value-type="string">
            <text:p text:style-name="P8"><text:span text:style-name="T37">Present and view</text:span> meeting materials as if you were in the same room <text:span text:style-name="T14">together.</text:span></text:p>
          </table:table-cell>
        </table:table-row>
        <table:table-row>
          <table:table-cell table:style-name="Table1.A1" office:value-type="string">
            <text:p text:style-name="P9">Whiteboard</text:p>
          </table:table-cell>
          <table:table-cell table:style-name="Table1.A1" office:value-type="string">
            <text:p text:style-name="P8">Enhance a presentation or lecture, or just brainstorm, <text:span text:style-name="T37">using a shared virtual whiteboard.</text:span></text:p>
          </table:table-cell>
        </table:table-row>
        <table:table-row>
          <table:table-cell table:style-name="Table1.A1" office:value-type="string">
            <text:p text:style-name="P9">Desktop Sharing</text:p>
          </table:table-cell>
          <table:table-cell table:style-name="Table1.A1" office:value-type="string">
            <text:p text:style-name="P11">Create live demonstrations by sharing <text:span text:style-name="T56">the screen of </text:span>a local desktop with the whole audience.</text:p>
          </table:table-cell>
        </table:table-row>
        <table:table-row>
          <table:table-cell table:style-name="Table1.A1" office:value-type="string">
            <text:p text:style-name="P10">In-meeting Chat / <text:span text:style-name="T64">Polls</text:span></text:p>
          </table:table-cell>
          <table:table-cell table:style-name="Table1.A1" office:value-type="string">
            <text:p text:style-name="P11">Conduct polls or ask private questions using the on-screen chat window.</text:p>
          </table:table-cell>
        </table:table-row>
        <table:table-row>
          <table:table-cell table:style-name="Table1.A1" office:value-type="string">
            <text:p text:style-name="P10">Recording and Playback</text:p>
          </table:table-cell>
          <table:table-cell table:style-name="Table1.A1" office:value-type="string">
            <text:p text:style-name="P12">Make a meeting available on demand to folks who were unable to attend.</text:p>
          </table:table-cell>
        </table:table-row>
        <table:table-row>
          <table:table-cell table:style-name="Table1.A1" office:value-type="string">
            <text:p text:style-name="P10">Webinars</text:p>
          </table:table-cell>
          <table:table-cell table:style-name="Table1.A1" office:value-type="string">
            <text:p text:style-name="P12">Broadcast a presentation to <text:span text:style-name="T59">three or </text:span>hundreds of participants simultaneously.</text:p>
          </table:table-cell>
        </table:table-row>
        <table:table-row>
          <table:table-cell table:style-name="Table1.A1" office:value-type="string">
            <text:p text:style-name="P23">Breakout Rooms</text:p>
          </table:table-cell>
          <table:table-cell table:style-name="Table1.A1" office:value-type="string">
            <text:p text:style-name="P25"><text:span text:style-name="T66">Form</text:span> discussion groups out of a larger meeting audience.</text:p>
          </table:table-cell>
        </table:table-row>
      </table:table>
      <text:h text:style-name="Heading_20_1" text:outline-level="1"><text:soft-page-break/>Benefits <text:span text:style-name="T7">of Web Conferencing</text:span></text:h>
      <text:p text:style-name="P3"><text:span text:style-name="T4">T</text:span>hough the value of face-to-face meetings remains unchallenged, many nonprofits are beginning to realize that the benefits of digital collaboration are <text:span text:style-name="T6">also </text:span>significant. <text:span text:style-name="T39">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1734391657103614107" text:style-name="L1">
              <text:list-item>
                <text:p text:style-name="P18">Reduce <text:span text:style-name="T66">your</text:span> <text:span text:style-name="T66">current </text:span>travel expense<text:span text:style-name="T66">s</text:span> <text:span text:style-name="T66">with staff and constituents</text:span> <text:note text:id="ftn2" text:note-class="footnote"><text:note-citation>2</text:note-citation><text:note-body><text:p text:style-name="P14">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text:span text:style-name="T67">Web Meet </text:span>conference.</text:p></text:note-body></text:note></text:p>
              </text:list-item>
              <text:list-item>
                <text:p text:style-name="P18"><text:span text:style-name="T66">Create new opportunities for collaboration across geographic distance </text:span></text:p>
              </text:list-item>
            </text:list>
          </table:table-cell>
          <table:table-cell table:style-name="Table2.A1" office:value-type="string">
            <text:list xml:id="list201547164607203" text:continue-numbering="true" text:style-name="L1">
              <text:list-item>
                <text:p text:style-name="P19"><text:span text:style-name="T66">Record and </text:span>preserv<text:span text:style-name="T66">e</text:span> an important meeting for later playback</text:p>
              </text:list-item>
              <text:list-item>
                <text:p text:style-name="P20"><text:span text:style-name="T40">Automate p</text:span>ost-meeting attendance reporting <text:span text:style-name="T66">(Summer 2018)</text:span></text:p>
              </text:list-item>
            </text:list>
          </table:table-cell>
        </table:table-row>
      </table:table>
      <text:h text:style-name="Heading_20_1" text:outline-level="1">Why Northbridge <text:span text:style-name="T8">for Your Web Conference Needs</text:span>?</text:h>
      <text:p text:style-name="P4">Of the marketplace options for web conference service, there are several reasons that <text:span text:style-name="T41">Nexus Web Meet, powered by Northbridge Technology Alliance,</text:span> is the best choice for <text:span text:style-name="T41">charitable organizations</text:span> who are working toward social justice or community bui<text:span text:style-name="T41">l</text:span>ding <text:span text:style-name="T41">efforts</text:span>. </text:p>
      <text:p text:style-name="P5"><text:span text:style-name="T12">Robust</text:span><text:span text:style-name="T11"> and stable feature set </text:span><text:span text:style-name="T13">with unrivaled value proposition</text:span></text:p>
      <text:p text:style-name="P16"><text:span text:style-name="T18">Because we are largely volunteer-supported </text:span><text:span text:style-name="T32">and draw from the open source software trad</text:span><text:span text:style-name="T34">i</text:span><text:span text:style-name="T32">tion,</text:span><text:span text:style-name="T18">, Northbridge is able to host an extraordinarily rich feature set that compares </text:span><text:span text:style-name="T26">very</text:span><text:span text:style-name="T24"> </text:span><text:span text:style-name="T18">favorably to </text:span><text:span text:style-name="T22">leading</text:span><text:span text:style-name="T18"> profit-sector </text:span><text:span text:style-name="T22">offerings</text:span><text:span text:style-name="T18">. </text:span><text:span text:style-name="T22">Backed by </text:span><text:span text:style-name="T21">the acclaimed </text:span><text:span text:style-name="T23">Free and Open Source <text:s/></text:span><text:span text:style-name="T21">project called BigBlueButton</text:span><text:span text:style-name="T21"><text:note text:id="ftn3" text:note-class="footnote"><text:note-citation>3</text:note-citation><text:note-body><text:p text:style-name="P15"><text:a xlink:type="simple" xlink:href="http://bigbluebutton.org./"><text:span text:style-name="T54">BigBlueButton</text:span></text:a><text:span text:style-name="T50">: http://bigbluebutton.org</text:span></text:p></text:note-body></text:note></text:span><text:span text:style-name="T21">, Northbridge </text:span><text:span text:style-name="T25">provides</text:span><text:span text:style-name="T24"> </text:span><text:span text:style-name="T28">this </text:span><text:span text:style-name="T24">value-laden,</text:span><text:span text:style-name="T22"> sophisticated </text:span><text:span text:style-name="T28">web </text:span><text:span text:style-name="T22">conferencing </text:span><text:span text:style-name="T30">service </text:span><text:span text:style-name="T27">exclusively</text:span><text:span text:style-name="T22"> to our</text:span><text:span text:style-name="T18"> qualified nonprofit partners in fulfill</text:span><text:span text:style-name="T19">ment of</text:span><text:span text:style-name="T18"> our </text:span><text:span text:style-name="T19">US 501(c)(3 mission. </text:span></text:p>
      <text:p text:style-name="P6"><text:span text:style-name="T9">T</text:span><text:span text:style-name="T10">horough t</text:span><text:span text:style-name="T9">raining</text:span><text:span text:style-name="T10">.</text:span></text:p>
      <text:p text:style-name="P17">Corporations of all structures and sizes report that there is a learning curve associated with incorporating web conferencing practices into their overall communication strategies. <text:s/>We recognize that it is essential for organizations to become fluent and confident in the use of web <text:soft-page-break/>conference tools in order for the<text:span text:style-name="T2">ir</text:span> <text:span text:style-name="T67">advantages</text:span> to be fully realized. Therefore, in fulfillment of our mission, we include high-quality, <text:span text:style-name="T57">instructor-led </text:span>training <text:span text:style-name="T67">and planning guidance</text:span> with every <text:span text:style-name="T2">conference package.</text:span></text:p>
      <text:p text:style-name="P7">Strengthen the <text:span text:style-name="T38">s</text:span>ocial <text:span text:style-name="T38">j</text:span>ustice <text:span text:style-name="T38">c</text:span>ommunit<text:span text:style-name="T16">y.</text:span></text:p>
      <text:p text:style-name="P27"><text:span text:style-name="T33">Unlike profit-driven corporations, e</text:span><text:span text:style-name="T17">very aspect of Northbridge operations promote</text:span><text:span text:style-name="T29">s</text:span><text:span text:style-name="T17"> socially just, </text:span><text:span text:style-name="T20">healthy and thriving</text:span><text:span text:style-name="T17"> communities. </text:span><text:span text:style-name="T33">Every conference package includes a community feedback loop that allows the social justice community to influence and improve our software. </text:span><text:span text:style-name="T29">When our </text:span><text:span text:style-name="T35">constituents</text:span><text:span text:style-name="T29"> use </text:span><text:span text:style-name="T31">Nexus Web Meet </text:span><text:span text:style-name="T17">to fulfill </text:span><text:span text:style-name="T29">their</text:span><text:span text:style-name="T17"> web conferencing needs, </text:span><text:span text:style-name="T29">they also strengthen, </text:span><text:span text:style-name="T33">and become more closely connected to,</text:span><text:span text:style-name="T29"> the </text:span><text:span text:style-name="T33">social justice community as a whole. </text:span><text:span text:style-name="T17"><text:s/></text:span></text:p>
      <text:h text:style-name="P30" text:outline-level="1">How Do I <text:span text:style-name="T68">Get Access to Nexus Web Meet</text:span>?</text:h>
      <text:p text:style-name="P21"><text:span text:style-name="T61">Northbridge Technology Alliance offers Nexus Web Meet as a component of our Technology Grant program. The Technology Grant is available to charitable organizations who are engaged in social justice and community-building efforts as they are aligned with our current designated impact areas. Grantees who fulfill the modest grant requirements are eligible for continuing access to Nexus Web Meet through our membership program. </text:span><text:span text:style-name="T44">See </text:span><text:span text:style-name="T49">our</text:span><text:span text:style-name="T47"> </text:span><text:a xlink:type="simple" xlink:href="http://members.northbridgetech.org/grant">g</text:a><text:a xlink:type="simple" xlink:href="http://members.northbridgetech.org/grant"><text:span text:style-name="T48">rant application</text:span></text:a><text:span text:style-name="T43"><text:note text:id="ftn4" text:note-class="footnote"><text:note-citation>4</text:note-citation><text:note-body><text:p text:style-name="P33"><text:a xlink:type="simple" xlink:href="http://members.northbridgetech.org/grant"><text:span text:style-name="T69">Technology Grant Application</text:span></text:a><text:span text:style-name="T69">: </text:span>http://members.northbridgetech.org/grant</text:p></text:note-body></text:note></text:span><text:span text:style-name="T43"> for </text:span><text:span text:style-name="T42">complete </text:span><text:span text:style-name="T44">details.</text:span></text:p>
      <text:h text:style-name="P29" text:outline-level="1">How Is Nexus <text:span text:style-name="T60">Web Meet</text:span> Funded?</text:h>
      <text:p text:style-name="P22"><text:span text:style-name="T44">As a US 501(c)(3) organization, Northbridge maintains Nexus Web Meet by means of </text:span><text:span text:style-name="T45">private donations and modest </text:span><text:span text:style-name="T44">membership dues. </text:span><text:span text:style-name="T45">Membership dues range from pro bono to $220 annually. </text:span><text:span text:style-name="T44">In addition to traditional membership dues collection and activation, we </text:span><text:span text:style-name="T45">also </text:span><text:span text:style-name="T44">provide </text:span><text:span text:style-name="T46">social media friendly materials to potential members so that they may locate a tax-deductible scholarship source from within their own support b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ent-style-name="Heading_20_1">
      <style:paragraph-properties fo:text-align="end" style:justify-single-word="false"/>
    </style:style>
    <style:style style:name="MP4" style:family="paragraph" style:parent-style-name="Heading_20_1">
      <style:paragraph-properties fo:text-align="end" style:justify-single-word="false"/>
      <style:text-properties fo:font-size="20pt" fo:font-weight="bold" style:font-size-asian="20pt" style:font-weight-asian="bold" style:font-size-complex="20pt" style:font-weight-complex="bold"/>
    </style:style>
    <style:style style:name="MT1" style:family="text">
      <style:text-properties officeooo:rsid="006ea3ee"/>
    </style:style>
    <style:style style:name="MT2" style:family="text">
      <style:text-properties officeooo:rsid="00962d47"/>
    </style:style>
    <style:style style:name="MT3" style:family="text">
      <style:text-properties officeooo:rsid="0087de65"/>
    </style:style>
    <style:style style:name="MT4" style:family="text">
      <style:text-properties officeooo:rsid="00936fb9"/>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Nexus </text:span>Web <text:span text:style-name="MT2">Meet</text:span>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3">Nexus </text:span>Web <text:span text:style-name="MT3">Meet</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1398in" svg:width="3.9071in" svg:height="1.1902in" draw:z-index="0"><draw:image xlink:href="Pictures/100000000000119400000576DA8B4D44.jpg" xlink:type="simple" xlink:show="embed" xlink:actuate="onLoad"/></draw:frame></text:h>
        <text:h text:style-name="MP3" text:outline-level="1"/>
        <text:h text:style-name="MP4" text:outline-level="1"><text:span text:style-name="MT4">N</text:span>exus Web Meet</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8-01-28T20:15:46.686222424</dc:date>
    <meta:editing-duration>PT9H31M9S</meta:editing-duration>
    <meta:editing-cycles>141</meta:editing-cycles>
    <meta:generator>LibreOffice/4.2.8.2$Linux_X86_64 LibreOffice_project/420m0$Build-2</meta:generator>
    <meta:document-statistic meta:table-count="2" meta:image-count="5" meta:object-count="0" meta:page-count="3" meta:paragraph-count="45" meta:word-count="796" meta:character-count="5480" meta:non-whitespace-character-count="4718"/>
  </office:meta>
</office:document-meta>
</file>